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4f22c" officeooo:paragraph-rsid="0014f22c"/>
    </style:style>
    <style:style style:name="P2" style:family="paragraph" style:parent-style-name="Standard">
      <style:text-properties officeooo:paragraph-rsid="0014f22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text-properties officeooo:rsid="001509a1" officeooo:paragraph-rsid="001509a1"/>
    </style:style>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4">
      <style:paragraph-properties fo:margin-top="0cm" fo:margin-bottom="0cm" loext:contextual-spacing="false"/>
    </style:style>
    <style:style style:name="P38" style:family="paragraph" style:parent-style-name="Text_20_body" style:list-style-name="L5">
      <style:paragraph-properties fo:margin-top="0cm" fo:margin-bottom="0cm" loext:contextual-spacing="false"/>
    </style:style>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7">
      <style:paragraph-properties fo:margin-top="0cm" fo:margin-bottom="0cm" loext:contextual-spacing="false"/>
    </style:style>
    <style:style style:name="P41" style:family="paragraph" style:parent-style-name="Text_20_body" style:list-style-name="L8">
      <style:paragraph-properties fo:margin-top="0cm" fo:margin-bottom="0cm" loext:contextual-spacing="false"/>
    </style:style>
    <style:style style:name="P42" style:family="paragraph" style:parent-style-name="Text_20_body" style:list-style-name="L9">
      <style:paragraph-properties fo:margin-top="0cm" fo:margin-bottom="0cm" loext:contextual-spacing="false"/>
    </style:style>
    <style:style style:name="P43" style:family="paragraph" style:parent-style-name="Text_20_body" style:list-style-name="L10">
      <style:paragraph-properties fo:margin-top="0cm" fo:margin-bottom="0cm" loext:contextual-spacing="false"/>
    </style:style>
    <style:style style:name="P44" style:family="paragraph" style:parent-style-name="Text_20_body" style:list-style-name="L21">
      <style:paragraph-properties fo:margin-top="0cm" fo:margin-bottom="0cm" loext:contextual-spacing="false"/>
    </style:style>
    <style:style style:name="P45" style:family="paragraph" style:parent-style-name="Text_20_body" style:list-style-name="L22">
      <style:paragraph-properties fo:margin-top="0cm" fo:margin-bottom="0cm" loext:contextual-spacing="false"/>
    </style:style>
    <style:style style:name="P46" style:family="paragraph" style:parent-style-name="Text_20_body" style:list-style-name="L23">
      <style:paragraph-properties fo:margin-top="0cm" fo:margin-bottom="0cm" loext:contextual-spacing="false"/>
    </style:style>
    <style:style style:name="P47" style:family="paragraph" style:parent-style-name="Text_20_body" style:list-style-name="L24">
      <style:paragraph-properties fo:margin-top="0cm" fo:margin-bottom="0cm" loext:contextual-spacing="false"/>
    </style:style>
    <style:style style:name="P48" style:family="paragraph" style:parent-style-name="Text_20_body" style:list-style-name="L25">
      <style:paragraph-properties fo:margin-top="0cm" fo:margin-bottom="0cm" loext:contextual-spacing="false"/>
    </style:style>
    <style:style style:name="P49" style:family="paragraph" style:parent-style-name="Text_20_body" style:list-style-name="L26">
      <style:paragraph-properties fo:margin-top="0cm" fo:margin-bottom="0cm" loext:contextual-spacing="false"/>
    </style:style>
    <style:style style:name="P50" style:family="paragraph" style:parent-style-name="Text_20_body" style:list-style-name="L27">
      <style:paragraph-properties fo:margin-top="0cm" fo:margin-bottom="0cm" loext:contextual-spacing="false"/>
    </style:style>
    <style:style style:name="P51" style:family="paragraph" style:parent-style-name="Text_20_body" style:list-style-name="L28">
      <style:paragraph-properties fo:margin-top="0cm" fo:margin-bottom="0cm" loext:contextual-spacing="false"/>
    </style:style>
    <style:style style:name="P52" style:family="paragraph" style:parent-style-name="Text_20_body" style:list-style-name="L29">
      <style:paragraph-properties fo:margin-top="0cm" fo:margin-bottom="0cm" loext:contextual-spacing="false"/>
    </style:style>
    <style:style style:name="P53" style:family="paragraph" style:parent-style-name="Text_20_body" style:list-style-name="L3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1. Master the Basics</text:span></text:h>
      <text:list xml:id="list1023706930" text:style-name="L1">
        <text:list-item>
          <text:p text:style-name="P34"><text:span text:style-name="Strong_20_Emphasis">Understand LLMs</text:span>: Learn how Large Language Models (LLMs) work, focusing on models like GPT-3 and GPT-4.</text:p>
        </text:list-item>
        <text:list-item>
          <text:p text:style-name="P34"><text:span text:style-name="Strong_20_Emphasis">Explore Langchain Fundamentals</text:span>: Get comfortable with Langchain's core concepts such as chains, prompts, memory, and agents.</text:p>
        </text:list-item>
        <text:list-item>
          <text:p text:style-name="P3"><text:span text:style-name="Strong_20_Emphasis">Hands-on Practice</text:span>: Build basic chains using Langchain to solve simple problems, like summarizing text or answering questions.</text:p>
        </text:list-item>
      </text:list>
      <text:h text:style-name="Heading_20_3" text:outline-level="3"><text:span text:style-name="Strong_20_Emphasis">2. Intermediate Level - Building Complex Chains</text:span></text:h>
      <text:list xml:id="list3618573830" text:style-name="L2">
        <text:list-item>
          <text:p text:style-name="P35"><text:span text:style-name="Strong_20_Emphasis">Advanced Chain Combinations</text:span>: Learn to create multi-step and sequential chains that handle more intricate workflows.</text:p>
        </text:list-item>
        <text:list-item>
          <text:p text:style-name="P35"><text:span text:style-name="Strong_20_Emphasis">Work with Agents</text:span>: Understand how to build agents that can dynamically decide the next action based on input and memory.</text:p>
        </text:list-item>
        <text:list-item>
          <text:p text:style-name="P4"><text:span text:style-name="Strong_20_Emphasis">Integrate Tools</text:span>: Explore integrating Langchain with external tools, such as web scraping, APIs, vector databases, or search engines.</text:p>
        </text:list-item>
      </text:list>
      <text:h text:style-name="Heading_20_3" text:outline-level="3"><text:span text:style-name="Strong_20_Emphasis">3. Deep Dive into Langchain Components</text:span></text:h>
      <text:list xml:id="list663828066" text:style-name="L3">
        <text:list-item>
          <text:p text:style-name="P36"><text:span text:style-name="Strong_20_Emphasis">Memory Management</text:span>: Understand different memory modules and how to implement memory in chains to create more context-aware applications.</text:p>
        </text:list-item>
        <text:list-item>
          <text:p text:style-name="P36"><text:span text:style-name="Strong_20_Emphasis">Custom Chains and Prompts</text:span>: Learn to design custom prompts and chains tailored to specific tasks.</text:p>
        </text:list-item>
        <text:list-item>
          <text:p text:style-name="P5"><text:span text:style-name="Strong_20_Emphasis">Explore Langchain's Document Loaders and Vector Stores</text:span>: Study how to create knowledge-based systems by combining Langchain with vector databases like FAISS, Chroma, or Astra DB.</text:p>
        </text:list-item>
      </text:list>
      <text:h text:style-name="Heading_20_3" text:outline-level="3"><text:span text:style-name="Strong_20_Emphasis">4. Work on Real-world Projects</text:span></text:h>
      <text:list xml:id="list3220540430" text:style-name="L4">
        <text:list-item>
          <text:p text:style-name="P37"><text:span text:style-name="Strong_20_Emphasis">Project Implementation</text:span>: Create end-to-end projects like chatbots, document retrieval systems, or knowledge-based applications.</text:p>
        </text:list-item>
        <text:list-item>
          <text:p text:style-name="P37"><text:span text:style-name="Strong_20_Emphasis">Integration with Other Frameworks</text:span>: Explore integrating Langchain with frameworks like Langflow or other data processing tools.</text:p>
        </text:list-item>
        <text:list-item>
          <text:p text:style-name="P6"><text:span text:style-name="Strong_20_Emphasis">Build and Deploy Applications</text:span>: Practice deploying your Langchain projects on cloud platforms or as standalone applications.</text:p>
        </text:list-item>
      </text:list>
      <text:h text:style-name="Heading_20_3" text:outline-level="3"><text:span text:style-name="Strong_20_Emphasis">5. Master the Ecosystem and Community Involvement</text:span></text:h>
      <text:list xml:id="list3253223754" text:style-name="L5">
        <text:list-item>
          <text:p text:style-name="P38"><text:span text:style-name="Strong_20_Emphasis">Stay Updated</text:span>: Langchain evolves rapidly, so keep up with the latest changes, releases, and updates by following the GitHub repo and release notes.</text:p>
        </text:list-item>
        <text:list-item>
          <text:p text:style-name="P38"><text:span text:style-name="Strong_20_Emphasis">Contribute to the Community</text:span>: Engage with the Langchain community by contributing to the GitHub repository, answering questions, and sharing your projects.</text:p>
        </text:list-item>
        <text:list-item>
          <text:p text:style-name="P7"><text:span text:style-name="Strong_20_Emphasis">Learn from Others</text:span>: Study advanced projects from other experts, dissect their code, and understand best practices.</text:p>
        </text:list-item>
      </text:list>
      <text:h text:style-name="Heading_20_3" text:outline-level="3"><text:soft-page-break/><text:span text:style-name="Strong_20_Emphasis">6. Master Advanced Topics</text:span></text:h>
      <text:list xml:id="list919825464" text:style-name="L6">
        <text:list-item>
          <text:p text:style-name="P39"><text:span text:style-name="Strong_20_Emphasis">Fine-Tune LLMs</text:span>: Gain experience in fine-tuning LLMs to fit your specific applications within Langchain.</text:p>
        </text:list-item>
        <text:list-item>
          <text:p text:style-name="P39"><text:span text:style-name="Strong_20_Emphasis">Optimize Performance</text:span>: Learn how to optimize the performance of Langchain applications by reducing latency, cost, and memory usage.</text:p>
        </text:list-item>
        <text:list-item>
          <text:p text:style-name="P8"><text:span text:style-name="Strong_20_Emphasis">Create Custom Agents</text:span>: Develop complex agents capable of handling multi-turn conversations, decision-making, or chaining multiple tasks.</text:p>
        </text:list-item>
      </text:list>
      <text:h text:style-name="Heading_20_3" text:outline-level="3"><text:span text:style-name="Strong_20_Emphasis">7. Build a Portfolio</text:span></text:h>
      <text:list xml:id="list533135273" text:style-name="L7">
        <text:list-item>
          <text:p text:style-name="P40">Create a portfolio of diverse projects that showcase your expertise in Langchain, from simple chains to complex, multi-agent systems.</text:p>
        </text:list-item>
        <text:list-item>
          <text:p text:style-name="P9">Publish tutorials, blog posts, or videos about your learning journey and insights into Langchain.</text:p>
        </text:list-item>
      </text:list>
      <text:h text:style-name="Heading_20_3" text:outline-level="3"><text:span text:style-name="Strong_20_Emphasis">Resources to Leverage</text:span></text:h>
      <text:list xml:id="list1293901074" text:style-name="L8">
        <text:list-item>
          <text:p text:style-name="P41"><text:span text:style-name="Strong_20_Emphasis">Langchain Documentation</text:span>: Deep dive into the documentation and advanced tutorials.</text:p>
        </text:list-item>
        <text:list-item>
          <text:p text:style-name="P41"><text:span text:style-name="Strong_20_Emphasis">GitHub Projects</text:span>: Explore projects on GitHub to see how others are implementing Langchain.</text:p>
        </text:list-item>
        <text:list-item>
          <text:p text:style-name="P10"><text:span text:style-name="Strong_20_Emphasis">Communities</text:span>: Join Langchain-related communities on Discord, Reddit, and forums to share knowledge and ask questions.</text:p>
        </text:list-item>
      </text:list>
      <text:p text:style-name="Standard"/>
      <text:h text:style-name="Heading_20_1" text:outline-level="1">Summary of Langchain</text:h>
      <text:p text:style-name="P2">Langchain is a powerful framework designed to build applications that leverage Large Language Models (LLMs) like GPT-3 and GPT-4. It acts as a bridge, enabling LLMs to interact with external data sources, APIs, and structured workflows known as "chains."</text:p>
      <text:h text:style-name="Heading_20_3" text:outline-level="3"><text:span text:style-name="Strong_20_Emphasis">Key Components:</text:span></text:h>
      <text:list xml:id="list3434197548" text:style-name="L9">
        <text:list-item>
          <text:p text:style-name="P42"><text:span text:style-name="Strong_20_Emphasis">Chains</text:span>: Sequential steps where you can connect LLMs with various tasks or actions. These can range from simple text transformations to complex multi-step workflows.</text:p>
        </text:list-item>
        <text:list-item>
          <text:p text:style-name="P42"><text:span text:style-name="Strong_20_Emphasis">Agents</text:span>: Dynamic components that decide which action or tool to use based on user input or context, making the application more interactive.</text:p>
        </text:list-item>
        <text:list-item>
          <text:p text:style-name="P42"><text:span text:style-name="Strong_20_Emphasis">Memory</text:span>: Allows for context retention across interactions, enabling the system to have more coherent and context-aware conversations.</text:p>
        </text:list-item>
        <text:list-item>
          <text:p text:style-name="P11"><text:span text:style-name="Strong_20_Emphasis">Tools</text:span>: External integrations that LLMs can interact with, such as APIs, databases, search engines, or file systems, expanding the model's capabilities.</text:p>
        </text:list-item>
      </text:list>
      <text:h text:style-name="Heading_20_3" text:outline-level="3"><text:span text:style-name="Strong_20_Emphasis">Use Cases:</text:span></text:h>
      <text:list xml:id="list4186811079" text:style-name="L10">
        <text:list-item>
          <text:p text:style-name="P43"><text:span text:style-name="Strong_20_Emphasis">Chatbots</text:span>: Context-aware chat systems with memory.</text:p>
        </text:list-item>
        <text:list-item>
          <text:p text:style-name="P43"><text:span text:style-name="Strong_20_Emphasis">Knowledge Retrieval</text:span>: Extracting relevant information from documents using LLMs.</text:p>
        </text:list-item>
        <text:list-item>
          <text:p text:style-name="P12"><text:span text:style-name="Strong_20_Emphasis">Task Automation</text:span>: Automating workflows with dynamic decision-making.</text:p>
        </text:list-item>
      </text:list>
      <text:p text:style-name="Text_20_body">Langchain is particularly popular for building applications that combine LLMs with structured logic, making it ideal for advanced NLP applications like retrieval-augmented generation (RAG), chatbots, and dynamic task automation.</text:p>
      <text:h text:style-name="P1" text:outline-level="1"><text:soft-page-break/>Langchain projects</text:h>
      <text:p text:style-name="Text_20_body">Here are some of the best and most interesting Langchain projects that demonstrate its versatility and power:</text:p>
      <text:h text:style-name="Heading_20_3" text:outline-level="3"><text:span text:style-name="Strong_20_Emphasis">1. Chatbots and Conversational Agents</text:span></text:h>
      <text:list xml:id="list2324634241" text:style-name="L11">
        <text:list-item>
          <text:p text:style-name="P13"><text:span text:style-name="Strong_20_Emphasis">Personal AI Assistant</text:span>: Create a chatbot that uses Langchain's memory to retain context, making conversations more natural and coherent. You can integrate this with OpenAI's API, search engines, or databases to create a virtual assistant that answers questions about your personal data or documents.</text:p>
        </text:list-item>
        <text:list-item>
          <text:p text:style-name="P13"><text:span text:style-name="Strong_20_Emphasis">Customer Support Bot</text:span>: A chatbot designed to assist with customer service by fetching answers from FAQs, manuals, or knowledge bases using a combination of Langchain and vector databases like Pinecone or FAISS.</text:p>
        </text:list-item>
      </text:list>
      <text:h text:style-name="Heading_20_3" text:outline-level="3"><text:span text:style-name="Strong_20_Emphasis">2. Document Retrieval and Summarization</text:span></text:h>
      <text:list xml:id="list2614956018" text:style-name="L12">
        <text:list-item>
          <text:p text:style-name="P14"><text:span text:style-name="Strong_20_Emphasis">Document Q&amp;A System</text:span>: A Langchain-based system that allows users to upload documents (PDFs, Word, etc.) and then ask questions about them. The system extracts relevant sections and provides accurate answers.</text:p>
        </text:list-item>
        <text:list-item>
          <text:p text:style-name="P14"><text:span text:style-name="Strong_20_Emphasis">Research Paper Summarizer</text:span>: Use Langchain to summarize lengthy research papers, extracting key points, sections, and insights. This project showcases how Langchain handles complex documents and generates concise summaries.</text:p>
        </text:list-item>
      </text:list>
      <text:h text:style-name="Heading_20_3" text:outline-level="3"><text:span text:style-name="Strong_20_Emphasis">3. Knowledge Management and Retrieval-Augmented Generation (RAG)</text:span></text:h>
      <text:list xml:id="list91407984" text:style-name="L13">
        <text:list-item>
          <text:p text:style-name="P15"><text:span text:style-name="Strong_20_Emphasis">Knowledge Base System</text:span>: Create a project that uses Langchain to extract and organize information from a large corpus of documents (e.g., corporate policies, technical manuals). The system answers questions based on this structured knowledge, making it a powerful knowledge management tool.</text:p>
        </text:list-item>
        <text:list-item>
          <text:p text:style-name="P15"><text:span text:style-name="Strong_20_Emphasis">RAG for Coding Documentation</text:span>: Integrate Langchain with GitHub repositories and technical documentation, enabling developers to ask questions about a codebase, architecture, or documentation and receive accurate responses.</text:p>
        </text:list-item>
      </text:list>
      <text:h text:style-name="Heading_20_3" text:outline-level="3"><text:span text:style-name="Strong_20_Emphasis">4. Data Processing and Analysis</text:span></text:h>
      <text:list xml:id="list3947484855" text:style-name="L14">
        <text:list-item>
          <text:p text:style-name="P16"><text:span text:style-name="Strong_20_Emphasis">SQL Query Generation</text:span>: A project that takes natural language queries and converts them into SQL using Langchain, enabling users to interact with databases using conversational language. You can build this into a tool for data analysts who are not familiar with SQL syntax.</text:p>
        </text:list-item>
        <text:list-item>
          <text:p text:style-name="P16"><text:span text:style-name="Strong_20_Emphasis">Financial Report Analyzer</text:span>: Use Langchain to process financial reports, extract key metrics, and generate a summary or analysis. This is especially useful for finance professionals needing quick insights.</text:p>
        </text:list-item>
      </text:list>
      <text:h text:style-name="Heading_20_3" text:outline-level="3"><text:soft-page-break/><text:span text:style-name="Strong_20_Emphasis">5. Integration with External Tools and APIs</text:span></text:h>
      <text:list xml:id="list2430020732" text:style-name="L15">
        <text:list-item>
          <text:p text:style-name="P17"><text:span text:style-name="Strong_20_Emphasis">Web Scraping Assistant</text:span>: Create an agent that uses Langchain to interact with web scraping tools. This can extract data from websites based on user prompts, transforming Langchain into a flexible data-gathering assistant.</text:p>
        </text:list-item>
        <text:list-item>
          <text:p text:style-name="P17"><text:span text:style-name="Strong_20_Emphasis">Weather and News Bot</text:span>: An agent that integrates Langchain with APIs to provide real-time updates on weather, news, or stock prices. This showcases how Langchain can interact with dynamic data sources and present up-to-date information.</text:p>
        </text:list-item>
      </text:list>
      <text:h text:style-name="Heading_20_3" text:outline-level="3"><text:span text:style-name="Strong_20_Emphasis">6. E-commerce and Product Recommendations</text:span></text:h>
      <text:list xml:id="list116241299" text:style-name="L16">
        <text:list-item>
          <text:p text:style-name="P18"><text:span text:style-name="Strong_20_Emphasis">Product Recommendation Engine</text:span>: Combine Langchain with an e-commerce product database to build a recommendation system that suggests products based on user preferences or queries. It can answer questions like "What is the best smartphone under $500?" using data-driven insights.</text:p>
        </text:list-item>
        <text:list-item>
          <text:p text:style-name="P18"><text:span text:style-name="Strong_20_Emphasis">Inventory Chatbot</text:span>: An internal chatbot that helps businesses manage inventory by integrating Langchain with their inventory database, providing insights like stock levels, reordering suggestions, and more.</text:p>
        </text:list-item>
      </text:list>
      <text:h text:style-name="Heading_20_3" text:outline-level="3"><text:span text:style-name="Strong_20_Emphasis">7. Workflow Automation</text:span></text:h>
      <text:list xml:id="list1589075353" text:style-name="L17">
        <text:list-item>
          <text:p text:style-name="P19"><text:span text:style-name="Strong_20_Emphasis">Task Automation Agent</text:span>: A Langchain project that automates repetitive tasks such as sending emails, filling out forms, or generating reports based on user instructions, making it a powerful personal productivity tool.</text:p>
        </text:list-item>
      </text:list>
      <text:h text:style-name="Heading_20_3" text:outline-level="3"><text:span text:style-name="Strong_20_Emphasis">8. Educational Tools</text:span></text:h>
      <text:list xml:id="list2512624965" text:style-name="L18">
        <text:list-item>
          <text:p text:style-name="P20"><text:span text:style-name="Strong_20_Emphasis">AI-Powered Tutor</text:span>: A tutoring system that uses Langchain to provide answers, explanations, and practice problems for various subjects, adapting its responses based on the student's level of understanding.</text:p>
        </text:list-item>
        <text:list-item>
          <text:p text:style-name="P20"><text:span text:style-name="Strong_20_Emphasis">Code Explanation Assistant</text:span>: A project that explains code snippets or concepts, useful for programmers learning new languages or frameworks. This tool can handle questions like "Explain this Python code" and break down each part.</text:p>
        </text:list-item>
      </text:list>
      <text:h text:style-name="Heading_20_3" text:outline-level="3"><text:span text:style-name="Strong_20_Emphasis">9. Multi-Modal Projects</text:span></text:h>
      <text:list xml:id="list1108656986" text:style-name="L19">
        <text:list-item>
          <text:p text:style-name="P21"><text:span text:style-name="Strong_20_Emphasis">Image Captioning Assistant</text:span>: Combine Langchain with image recognition APIs to create an assistant that generates captions or descriptions for images. This project can be useful for creating accessibility features or archiving images with context.</text:p>
        </text:list-item>
      </text:list>
      <text:h text:style-name="Heading_20_3" text:outline-level="3"><text:span text:style-name="Strong_20_Emphasis">10. GitHub Repository Exploration Tool</text:span></text:h>
      <text:list xml:id="list126949747" text:style-name="L20">
        <text:list-item>
          <text:p text:style-name="P22"><text:span text:style-name="Strong_20_Emphasis">Repository Query Bot</text:span>: An application where users can interact with a GitHub repository using natural language. The Langchain agent answers questions about code structure, commits, or issues, making codebases easier to explore.</text:p>
        </text:list-item>
      </text:list>
      <text:p text:style-name="Text_20_body"/>
      <text:h text:style-name="Heading_20_1" text:outline-level="1"><text:soft-page-break/>Langchain Deployment</text:h>
      <text:p text:style-name="P23">Deploying Langchain applications requires careful consideration of infrastructure, scalability, performance, and integration with external systems. Here are some tips to help you deploy Langchain projects effectively:</text:p>
      <text:h text:style-name="Heading_20_3" text:outline-level="3"><text:span text:style-name="Strong_20_Emphasis">1. Choose the Right Infrastructure</text:span></text:h>
      <text:list xml:id="list4200524772" text:style-name="L21">
        <text:list-item>
          <text:p text:style-name="P44"><text:span text:style-name="Strong_20_Emphasis">Cloud Providers</text:span>: Popular options like AWS, GCP, or Azure offer scalable solutions for deploying Langchain applications. Serverless architectures (e.g., AWS Lambda, Google Cloud Functions) can be a good fit for cost-effective, on-demand execution.</text:p>
        </text:list-item>
        <text:list-item>
          <text:p text:style-name="P44"><text:span text:style-name="Strong_20_Emphasis">Containerization</text:span>: Use Docker to containerize your Langchain application. This ensures consistency across environments and simplifies deployment to cloud providers or platforms like Kubernetes.</text:p>
        </text:list-item>
        <text:list-item>
          <text:p text:style-name="P24"><text:span text:style-name="Strong_20_Emphasis">Managed Services</text:span>: Platforms like Vercel, Render, or Heroku offer simplified deployments for small to medium-sized projects, making it easier to manage.</text:p>
        </text:list-item>
      </text:list>
      <text:h text:style-name="Heading_20_3" text:outline-level="3"><text:span text:style-name="Strong_20_Emphasis">2. Optimize LLM Integration</text:span></text:h>
      <text:list xml:id="list1549049879" text:style-name="L22">
        <text:list-item>
          <text:p text:style-name="P45"><text:span text:style-name="Strong_20_Emphasis">API Management</text:span>: When using external LLMs (e.g., OpenAI, Cohere), manage your API keys securely using environment variables or secret managers provided by cloud platforms (AWS Secrets Manager, GCP Secret Manager).</text:p>
        </text:list-item>
        <text:list-item>
          <text:p text:style-name="P45"><text:span text:style-name="Strong_20_Emphasis">Caching</text:span>: Implement caching for LLM responses to avoid repeated API calls for similar inputs. This reduces costs and speeds up responses. Tools like Redis can help with this.</text:p>
        </text:list-item>
        <text:list-item>
          <text:p text:style-name="P25"><text:span text:style-name="Strong_20_Emphasis">Use Local Models</text:span>: For latency reduction or cost savings, consider deploying local models using libraries like Hugging Face Transformers, especially if you have high traffic or need consistent performance.</text:p>
        </text:list-item>
      </text:list>
      <text:h text:style-name="Heading_20_3" text:outline-level="3"><text:span text:style-name="Strong_20_Emphasis">3. Scaling and Performance Optimization</text:span></text:h>
      <text:list xml:id="list231193212" text:style-name="L23">
        <text:list-item>
          <text:p text:style-name="P46"><text:span text:style-name="Strong_20_Emphasis">Asynchronous Execution</text:span>: Use asynchronous programming (e.g., Python’s <text:span text:style-name="Source_20_Text">asyncio</text:span>) to handle multiple requests concurrently, especially when interacting with APIs or databases. This improves throughput and responsiveness.</text:p>
        </text:list-item>
        <text:list-item>
          <text:p text:style-name="P46"><text:span text:style-name="Strong_20_Emphasis">Load Balancing</text:span>: Implement load balancing (e.g., using NGINX or cloud-native load balancers) to distribute traffic across multiple instances of your Langchain application, ensuring better performance and reliability.</text:p>
        </text:list-item>
        <text:list-item>
          <text:p text:style-name="P26"><text:span text:style-name="Strong_20_Emphasis">Horizontal Scaling</text:span>: For high-traffic scenarios, deploy your application in a way that supports horizontal scaling, where multiple instances handle incoming requests concurrently.</text:p>
        </text:list-item>
      </text:list>
      <text:h text:style-name="Heading_20_3" text:outline-level="3"><text:span text:style-name="Strong_20_Emphasis">4. Integration with Vector Databases and External Tools</text:span></text:h>
      <text:list xml:id="list4029013995" text:style-name="L24">
        <text:list-item>
          <text:p text:style-name="P47"><text:span text:style-name="Strong_20_Emphasis">Deploying Vector Stores</text:span>: If you're using vector stores like FAISS, Pinecone, or Chroma for retrieval-augmented generation (RAG), ensure they are deployed on robust, high-availability infrastructure to avoid bottlenecks.</text:p>
        </text:list-item>
        <text:list-item>
          <text:p text:style-name="P47"><text:span text:style-name="Strong_20_Emphasis">Database Management</text:span>: Use managed databases (e.g., AWS RDS, GCP Cloud SQL) for reliability, scalability, and backups, especially if your Langchain project integrates with SQL databases.</text:p>
        </text:list-item>
        <text:list-item>
          <text:p text:style-name="P27"><text:soft-page-break/><text:span text:style-name="Strong_20_Emphasis">Monitoring and Logging</text:span>: Integrate monitoring tools like Prometheus, Grafana, or cloud-native solutions (e.g., AWS CloudWatch, GCP Monitoring) to track performance, errors, and usage metrics.</text:p>
        </text:list-item>
      </text:list>
      <text:h text:style-name="Heading_20_3" text:outline-level="3"><text:span text:style-name="Strong_20_Emphasis">5. Security Best Practices</text:span></text:h>
      <text:list xml:id="list2389812794" text:style-name="L25">
        <text:list-item>
          <text:p text:style-name="P48"><text:span text:style-name="Strong_20_Emphasis">API Key Management</text:span>: Never hard-code API keys in your codebase. Use environment variables or secret management services to handle sensitive information.</text:p>
        </text:list-item>
        <text:list-item>
          <text:p text:style-name="P48"><text:span text:style-name="Strong_20_Emphasis">Data Privacy</text:span>: Be mindful of data privacy when deploying Langchain applications, especially if handling sensitive user data. Use encryption for data in transit (HTTPS) and at rest.</text:p>
        </text:list-item>
        <text:list-item>
          <text:p text:style-name="P28"><text:span text:style-name="Strong_20_Emphasis">Access Control</text:span>: Implement role-based access control (RBAC) to ensure only authorized users or services can access your deployed application or data.</text:p>
        </text:list-item>
      </text:list>
      <text:h text:style-name="Heading_20_3" text:outline-level="3"><text:span text:style-name="Strong_20_Emphasis">6. Cost Management</text:span></text:h>
      <text:list xml:id="list2290700415" text:style-name="L26">
        <text:list-item>
          <text:p text:style-name="P49"><text:span text:style-name="Strong_20_Emphasis">Monitor API Usage</text:span>: If you're using LLM APIs like OpenAI, track usage to avoid unexpected costs. Implement rate limiting and use caching to minimize API calls.</text:p>
        </text:list-item>
        <text:list-item>
          <text:p text:style-name="P49"><text:span text:style-name="Strong_20_Emphasis">Optimize LLM Calls</text:span>: Use smaller models or adjust temperature, token limits, and frequency to optimize the cost and efficiency of LLM responses.</text:p>
        </text:list-item>
        <text:list-item>
          <text:p text:style-name="P29"><text:span text:style-name="Strong_20_Emphasis">Autoscaling</text:span>: Enable autoscaling for cloud infrastructure to handle traffic spikes efficiently while avoiding unnecessary costs during low-traffic periods.</text:p>
        </text:list-item>
      </text:list>
      <text:h text:style-name="Heading_20_3" text:outline-level="3"><text:span text:style-name="Strong_20_Emphasis">7. Deployment Automation</text:span></text:h>
      <text:list xml:id="list4294492655" text:style-name="L27">
        <text:list-item>
          <text:p text:style-name="P50"><text:span text:style-name="Strong_20_Emphasis">CI/CD Pipelines</text:span>: Set up Continuous Integration/Continuous Deployment (CI/CD) pipelines using tools like GitHub Actions, GitLab CI/CD, or Jenkins. This ensures smooth deployment and version control.</text:p>
        </text:list-item>
        <text:list-item>
          <text:p text:style-name="P30"><text:span text:style-name="Strong_20_Emphasis">Infrastructure as Code (IaC)</text:span>: Use tools like Terraform or AWS CloudFormation to manage your deployment infrastructure as code, making it easier to replicate and maintain environments.</text:p>
        </text:list-item>
      </text:list>
      <text:h text:style-name="Heading_20_3" text:outline-level="3"><text:span text:style-name="Strong_20_Emphasis">8. Testing and Validation</text:span></text:h>
      <text:list xml:id="list3666201596" text:style-name="L28">
        <text:list-item>
          <text:p text:style-name="P51"><text:span text:style-name="Strong_20_Emphasis">Unit and Integration Testing</text:span>: Ensure comprehensive testing of your Langchain application, including individual chains, agents, and external integrations.</text:p>
        </text:list-item>
        <text:list-item>
          <text:p text:style-name="P31"><text:span text:style-name="Strong_20_Emphasis">Load Testing</text:span>: Use load testing tools (e.g., Apache JMeter, Locust) to identify performance bottlenecks and ensure your deployment can handle expected traffic levels.</text:p>
        </text:list-item>
      </text:list>
      <text:h text:style-name="Heading_20_3" text:outline-level="3"><text:span text:style-name="Strong_20_Emphasis">9. Deployment Platforms to Consider</text:span></text:h>
      <text:list xml:id="list3926163628" text:style-name="L29">
        <text:list-item>
          <text:p text:style-name="P52"><text:span text:style-name="Strong_20_Emphasis">Kubernetes</text:span>: Ideal for large-scale deployments, providing robust scaling, orchestration, and fault tolerance.</text:p>
        </text:list-item>
        <text:list-item>
          <text:p text:style-name="P52"><text:span text:style-name="Strong_20_Emphasis">AWS Lambda/GCP Cloud Functions</text:span>: Good for serverless, on-demand deployments with minimal infrastructure management.</text:p>
        </text:list-item>
        <text:list-item>
          <text:p text:style-name="P32"><text:span text:style-name="Strong_20_Emphasis">Docker Compose</text:span>: Useful for local testing or small deployments, allowing you to manage multiple services (LLM, database, Langchain app) in one configuration.</text:p>
        </text:list-item>
      </text:list>
      <text:h text:style-name="Heading_20_3" text:outline-level="3"><text:soft-page-break/><text:span text:style-name="Strong_20_Emphasis">10. Monitoring and Maintenance</text:span></text:h>
      <text:list xml:id="list4073353492" text:style-name="L30">
        <text:list-item>
          <text:p text:style-name="P53"><text:span text:style-name="Strong_20_Emphasis">Observability</text:span>: Implement logging (e.g., using ELK stack or cloud logging services) to track errors, request/response times, and usage patterns.</text:p>
        </text:list-item>
        <text:list-item>
          <text:p text:style-name="P53"><text:span text:style-name="Strong_20_Emphasis">Alerts and Notifications</text:span>: Set up alerts for critical metrics (e.g., high API call costs, latency, or memory usage) using services like AWS CloudWatch, GCP Monitoring, or PagerDuty.</text:p>
        </text:list-item>
        <text:list-item>
          <text:p text:style-name="P33"><text:span text:style-name="Strong_20_Emphasis">Regular Updates</text:span>: Langchain evolves rapidly, so keep your application updated with the latest features and security patches.</text:p>
        </text:list-item>
      </text:list>
      <text:p text:style-name="P23"/>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4T22:04:38.018208025</meta:creation-date>
    <dc:date>2024-09-24T22:28:04.358151600</dc:date>
    <meta:editing-duration>PT13M15S</meta:editing-duration>
    <meta:editing-cycles>3</meta:editing-cycles>
    <meta:generator>LibreOffice/6.4.7.2$Linux_X86_64 LibreOffice_project/40$Build-2</meta:generator>
    <meta:document-statistic meta:table-count="0" meta:image-count="0" meta:object-count="0" meta:page-count="7" meta:paragraph-count="112" meta:word-count="2036" meta:character-count="14274" meta:non-whitespace-character-count="12425"/>
  </office:meta>
</office:document-meta>
</file>